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/>
    <style:style style:name="T9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9" style:family="text"/>
    <style:style style:name="T9_1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11" style:family="text"/>
    <style:style style:name="T9_1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13" style:family="text"/>
    <style:style style:name="T9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15" style:family="text"/>
    <style:style style:name="T9_1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17" style:family="text"/>
    <style:style style:name="T9_1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19" style:family="text"/>
    <style:style style:name="T9_2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21" style:family="text"/>
    <style:style style:name="T9_2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23" style:family="text"/>
    <style:style style:name="T9_2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25" style:family="text"/>
    <style:style style:name="T9_2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27" style:family="text"/>
    <style:style style:name="T9_2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29" style:family="text"/>
    <style:style style:name="T9_3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31" style:family="text"/>
    <style:style style:name="T9_3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33" style:family="text"/>
    <style:style style:name="T9_3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9_35" style:family="text"/>
    <style:style style:name="T9_3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" style:family="text"/>
    <style:style style:name="T10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9" style:family="text"/>
    <style:style style:name="T10_1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1" style:family="text"/>
    <style:style style:name="T10_1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3" style:family="text"/>
    <style:style style:name="T10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5" style:family="text"/>
    <style:style style:name="T10_1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7" style:family="text"/>
    <style:style style:name="T10_1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9" style:family="text"/>
    <style:style style:name="T10_2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1" style:family="text"/>
    <style:style style:name="T10_2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3" style:family="text"/>
    <style:style style:name="T10_2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5" style:family="text"/>
    <style:style style:name="T10_2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7" style:family="text"/>
    <style:style style:name="T10_2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9" style:family="text"/>
    <style:style style:name="T10_3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5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The</text:span><text:span text:style-name="T1_2"><text:s/></text:span><text:span text:style-name="T1_3">Incredibly</text:span><text:span text:style-name="T1_4"><text:s/></text:span><text:span text:style-name="T1_5">Thrilling</text:span><text:span text:style-name="T1_6"><text:s/></text:span><text:span text:style-name="T1_7">Investigation</text:span><text:span text:style-name="T1_8"><text:s/></text:span><text:span text:style-name="T1_9">of</text:span><text:span text:style-name="T1_10"><text:s/></text:span><text:span text:style-name="T1_11">Storm</text:span><text:span text:style-name="T1_12"><text:s/></text:span><text:span text:style-name="T1_13">Kicker</text:span></text:p>
      <text:p text:style-name="P2"><text:span text:style-name="T2_1">Autor</text:span><text:span text:style-name="T2_2">:<text:s/></text:span><text:span text:style-name="T2_3">Chengar</text:span><text:span text:style-name="T2_4"><text:s/></text:span><text:span text:style-name="T2_5">Qordath</text:span></text:p>
      <text:p text:style-name="P3"><text:span text:style-name="T3_1">[</text:span><text:span text:style-name="T3_2">Comedy</text:span><text:span text:style-name="T3_3">][</text:span><text:span text:style-name="T3_4">Adventure</text:span><text:span text:style-name="T3_5">]</text:span></text:p>
      <text:p text:style-name="P4"/>
      <text:p text:style-name="P5"><text:span text:style-name="T5_1">Jeżeli</text:span><text:span text:style-name="T5_2"><text:s/></text:span><text:span text:style-name="T5_3">ktoś</text:span><text:span text:style-name="T5_4"><text:s/></text:span><text:span text:style-name="T5_5">przepada</text:span><text:span text:style-name="T5_6"><text:s/></text:span><text:span text:style-name="T5_7">za</text:span><text:span text:style-name="T5_8"><text:s/></text:span><text:span text:style-name="T5_9">Winningverse</text:span><text:span text:style-name="T5_10">,<text:s/></text:span><text:span text:style-name="T5_11">to</text:span><text:span text:style-name="T5_12"><text:s/></text:span><text:span text:style-name="T5_13">nie</text:span><text:span text:style-name="T5_14"><text:s/></text:span><text:span text:style-name="T5_15">powinien</text:span><text:span text:style-name="T5_16"><text:s/></text:span><text:span text:style-name="T5_17">opuścić</text:span><text:span text:style-name="T5_18"><text:s/></text:span><text:span text:style-name="T5_19">opowiadania</text:span><text:span text:style-name="T5_20"><text:s/></text:span><text:span text:style-name="T5_21">pobocznego</text:span><text:span text:style-name="T5_22">,<text:s/></text:span><text:span text:style-name="T5_23">przybliżającego</text:span><text:span text:style-name="T5_24"><text:s/></text:span><text:span text:style-name="T5_25">nam</text:span><text:span text:style-name="T5_26"><text:s/></text:span><text:span text:style-name="T5_27">sylwetki</text:span><text:span text:style-name="T5_28"><text:s/></text:span><text:span text:style-name="T5_29">kuzynek</text:span><text:span text:style-name="T5_30"><text:s/></text:span><text:span text:style-name="T5_31">Cloud</text:span><text:span text:style-name="T5_32"><text:s/></text:span><text:span text:style-name="T5_33">Kicker</text:span><text:span text:style-name="T5_34">.</text:span></text:p>
      <text:p text:style-name="P6"><text:span text:style-name="T6_1">Chengar</text:span><text:span text:style-name="T6_2"><text:s/></text:span><text:span text:style-name="T6_3">Qordath</text:span><text:span text:style-name="T6_4"><text:s/></text:span><text:span text:style-name="T6_5">w</text:span><text:span text:style-name="T6_6"><text:s/></text:span><text:span text:style-name="T6_7">swoich</text:span><text:span text:style-name="T6_8"><text:s/></text:span><text:span text:style-name="T6_9">opowiadaniach</text:span><text:span text:style-name="T6_10"><text:s/></text:span><text:span text:style-name="T6_11">skupia</text:span><text:span text:style-name="T6_12"><text:s/></text:span><text:span text:style-name="T6_13">się</text:span><text:span text:style-name="T6_14"><text:s/></text:span><text:span text:style-name="T6_15">na</text:span><text:span text:style-name="T6_16"><text:s/></text:span><text:span text:style-name="T6_17">przygodach</text:span><text:span text:style-name="T6_18"><text:s/></text:span><text:span text:style-name="T6_19">samodzielnie</text:span><text:span text:style-name="T6_20"><text:s/></text:span><text:span text:style-name="T6_21">ukształtowanego</text:span><text:span text:style-name="T6_22"><text:s/></text:span><text:span text:style-name="T6_23">rodu</text:span><text:span text:style-name="T6_24"><text:s/></text:span><text:span text:style-name="T6_25">Kicker</text:span><text:span text:style-name="T6_26"><text:s/></text:span><text:span text:style-name="T6_27">od</text:span><text:span text:style-name="T6_28"><text:s/></text:span><text:span text:style-name="T6_29">ich</text:span><text:span text:style-name="T6_30"><text:s/></text:span><text:span text:style-name="T6_31">początków</text:span><text:span text:style-name="T6_32"><text:s/></text:span><text:span text:style-name="T6_33">aż</text:span><text:span text:style-name="T6_34"><text:s/></text:span><text:span text:style-name="T6_35">po</text:span><text:span text:style-name="T6_36"><text:s/></text:span><text:span text:style-name="T6_37">czasy</text:span><text:span text:style-name="T6_38"><text:s/></text:span><text:span text:style-name="T6_39">najnowsze</text:span><text:span text:style-name="T6_40">.<text:s/></text:span><text:span text:style-name="T6_41">Rzeczone</text:span><text:span text:style-name="T6_42"><text:s/></text:span><text:span text:style-name="T6_43">początki</text:span><text:span text:style-name="T6_44"><text:s/></text:span><text:span text:style-name="T6_45">zrecenzuję</text:span><text:span text:style-name="T6_46"><text:s/></text:span><text:span text:style-name="T6_47">innym</text:span><text:span text:style-name="T6_48"><text:s/></text:span><text:span text:style-name="T6_49">razem</text:span><text:span text:style-name="T6_50">,<text:s/></text:span><text:span text:style-name="T6_51">jednak</text:span><text:span text:style-name="T6_52"><text:s/></text:span><text:span text:style-name="T6_53">dziś</text:span><text:span text:style-name="T6_54"><text:s/></text:span><text:span text:style-name="T6_55">pragnę</text:span><text:span text:style-name="T6_56"><text:s/></text:span><text:span text:style-name="T6_57">zaznajomić</text:span><text:span text:style-name="T6_58"><text:s/></text:span><text:span text:style-name="T6_59">Was</text:span><text:span text:style-name="T6_60"><text:s/></text:span><text:span text:style-name="T6_61">z</text:span><text:span text:style-name="T6_62"><text:s/>„</text:span><text:span text:style-name="T6_63">przygodami</text:span><text:span text:style-name="T6_64"><text:s/></text:span><text:span text:style-name="T6_65">skunksogrzywej</text:span><text:span text:style-name="T6_66"><text:s/></text:span><text:span text:style-name="T6_67">i</text:span><text:span text:style-name="T6_68"><text:s/></text:span><text:span text:style-name="T6_69">szpiegoklaczy</text:span><text:span text:style-name="T6_70">”.<text:s/></text:span><text:span text:style-name="T6_71">Te</text:span><text:span text:style-name="T6_72"><text:s/></text:span><text:span text:style-name="T6_73">barwne</text:span><text:span text:style-name="T6_74"><text:s/></text:span><text:span text:style-name="T6_75">określenia</text:span><text:span text:style-name="T6_76"><text:s/></text:span><text:span text:style-name="T6_77">są</text:span><text:span text:style-name="T6_78"><text:s/></text:span><text:span text:style-name="T6_79">przezwiskami</text:span><text:span text:style-name="T6_80">,<text:s/></text:span><text:span text:style-name="T6_81">które</text:span><text:span text:style-name="T6_82"><text:s/></text:span><text:span text:style-name="T6_83">nawzajem</text:span><text:span text:style-name="T6_84"><text:s/></text:span><text:span text:style-name="T6_85">ponadawały</text:span><text:span text:style-name="T6_86"><text:s/></text:span><text:span text:style-name="T6_87">sobie</text:span><text:span text:style-name="T6_88"><text:s/></text:span><text:span text:style-name="T6_89">dwie</text:span><text:span text:style-name="T6_90"><text:s/></text:span><text:span text:style-name="T6_91">siostry</text:span><text:span text:style-name="T6_92"><text:s/>–<text:s/></text:span><text:span text:style-name="T6_93">Storm</text:span><text:span text:style-name="T6_94"><text:s/></text:span><text:span text:style-name="T6_95">i</text:span><text:span text:style-name="T6_96"><text:s/></text:span><text:span text:style-name="T6_97">Star</text:span><text:span text:style-name="T6_98"><text:s/></text:span><text:span text:style-name="T6_99">Kicker</text:span><text:span text:style-name="T6_100">.<text:s/></text:span><text:span text:style-name="T6_101">Dwie</text:span><text:span text:style-name="T6_102"><text:s/></text:span><text:span text:style-name="T6_103">młodsze</text:span><text:span text:style-name="T6_104"><text:s/></text:span><text:span text:style-name="T6_105">kuzynki</text:span><text:span text:style-name="T6_106"><text:s/></text:span><text:span text:style-name="T6_107">Cloud</text:span><text:span text:style-name="T6_108">,<text:s/></text:span><text:span text:style-name="T6_109">pegaz</text:span><text:span text:style-name="T6_110"><text:s/></text:span><text:span text:style-name="T6_111">i</text:span><text:span text:style-name="T6_112"><text:s/></text:span><text:span text:style-name="T6_113">jednorożec</text:span><text:span text:style-name="T6_114">,<text:s/></text:span><text:span text:style-name="T6_115">zgodnie</text:span><text:span text:style-name="T6_116"><text:s/></text:span><text:span text:style-name="T6_117">z</text:span><text:span text:style-name="T6_118"><text:s/></text:span><text:span text:style-name="T6_119">rodzinną</text:span><text:span text:style-name="T6_120"><text:s/></text:span><text:span text:style-name="T6_121">tradycją</text:span><text:span text:style-name="T6_122"><text:s/></text:span><text:span text:style-name="T6_123">zdecydowały</text:span><text:span text:style-name="T6_124"><text:s/></text:span><text:span text:style-name="T6_125">się</text:span><text:span text:style-name="T6_126"><text:s/></text:span><text:span text:style-name="T6_127">wstąpić</text:span><text:span text:style-name="T6_128"><text:s/></text:span><text:span text:style-name="T6_129">w</text:span><text:span text:style-name="T6_130"><text:s/></text:span><text:span text:style-name="T6_131">szeregi</text:span><text:span text:style-name="T6_132"><text:s/></text:span><text:span text:style-name="T6_133">zbrojnych</text:span><text:span text:style-name="T6_134">.<text:s/></text:span><text:span text:style-name="T6_135">Skąd</text:span><text:span text:style-name="T6_136"><text:s/></text:span><text:span text:style-name="T6_137">nagłe</text:span><text:span text:style-name="T6_138"><text:s/></text:span><text:span text:style-name="T6_139">wspomnienie</text:span><text:span text:style-name="T6_140"><text:s/></text:span><text:span text:style-name="T6_141">o</text:span><text:span text:style-name="T6_142"><text:s/></text:span><text:span text:style-name="T6_143">armii</text:span><text:span text:style-name="T6_144">?<text:s/></text:span><text:span text:style-name="T6_145">Otóż</text:span><text:span text:style-name="T6_146"><text:s/></text:span><text:span text:style-name="T6_147">akcja</text:span><text:span text:style-name="T6_148"><text:s/></text:span><text:span text:style-name="T6_149">recenzowanego</text:span><text:span text:style-name="T6_150"><text:s/></text:span><text:span text:style-name="T6_151">opowiadania</text:span><text:span text:style-name="T6_152"><text:s/></text:span><text:span text:style-name="T6_153">dzieje</text:span><text:span text:style-name="T6_154"><text:s/></text:span><text:span text:style-name="T6_155">się</text:span><text:span text:style-name="T6_156"><text:s/></text:span><text:span text:style-name="T6_157">w</text:span><text:span text:style-name="T6_158"><text:s/></text:span><text:span text:style-name="T6_159">momencie</text:span><text:span text:style-name="T6_160">,<text:s/></text:span><text:span text:style-name="T6_161">gdy</text:span><text:span text:style-name="T6_162"><text:s/></text:span><text:span text:style-name="T6_163">Strom</text:span><text:span text:style-name="T6_164"><text:s/></text:span><text:span text:style-name="T6_165">Kicker</text:span><text:span text:style-name="T6_166"><text:s/></text:span><text:span text:style-name="T6_167">kończy</text:span><text:span text:style-name="T6_168"><text:s/></text:span><text:span text:style-name="T6_169">akademię</text:span><text:span text:style-name="T6_170"><text:s/></text:span><text:span text:style-name="T6_171">West</text:span><text:span text:style-name="T6_172"><text:s/></text:span><text:span text:style-name="T6_173">Hoof</text:span><text:span text:style-name="T6_174"><text:s/></text:span><text:span text:style-name="T6_175">w</text:span><text:span text:style-name="T6_176"><text:s/></text:span><text:span text:style-name="T6_177">stopniu</text:span><text:span text:style-name="T6_178"><text:s/></text:span><text:span text:style-name="T6_179">podporucznika</text:span><text:span text:style-name="T6_180"><text:s/></text:span><text:span text:style-name="T6_181">i</text:span><text:span text:style-name="T6_182"><text:s/></text:span><text:span text:style-name="T6_183">otrzymuje</text:span><text:span text:style-name="T6_184"><text:s/></text:span><text:span text:style-name="T6_185">urlop</text:span><text:span text:style-name="T6_186"><text:s/></text:span><text:span text:style-name="T6_187">przed</text:span><text:span text:style-name="T6_188"><text:s/></text:span><text:span text:style-name="T6_189">swoim</text:span><text:span text:style-name="T6_190"><text:s/></text:span><text:span text:style-name="T6_191">pierwszym</text:span><text:span text:style-name="T6_192"><text:s/></text:span><text:span text:style-name="T6_193">przydziałem</text:span><text:span text:style-name="T6_194">.<text:s/></text:span><text:span text:style-name="T6_195">Naturalnie</text:span><text:span text:style-name="T6_196"><text:s/></text:span><text:span text:style-name="T6_197">postanawia</text:span><text:span text:style-name="T6_198"><text:s/></text:span><text:span text:style-name="T6_199">spędzić</text:span><text:span text:style-name="T6_200"><text:s/></text:span><text:span text:style-name="T6_201">go</text:span><text:span text:style-name="T6_202"><text:s/></text:span><text:span text:style-name="T6_203">z</text:span><text:span text:style-name="T6_204"><text:s/></text:span><text:span text:style-name="T6_205">rodziną</text:span><text:span text:style-name="T6_206"><text:s/></text:span><text:span text:style-name="T6_207">w</text:span><text:span text:style-name="T6_208"><text:s/></text:span><text:span text:style-name="T6_209">Canterlot</text:span><text:span text:style-name="T6_210">,<text:s/></text:span><text:span text:style-name="T6_211">co</text:span><text:span text:style-name="T6_212"><text:s/></text:span><text:span text:style-name="T6_213">doskonale</text:span><text:span text:style-name="T6_214"><text:s/></text:span><text:span text:style-name="T6_215">współgra</text:span><text:span text:style-name="T6_216"><text:s/></text:span><text:span text:style-name="T6_217">z</text:span><text:span text:style-name="T6_218"><text:s/></text:span><text:span text:style-name="T6_219">faktem</text:span><text:span text:style-name="T6_220">,<text:s/></text:span><text:span text:style-name="T6_221">iż</text:span><text:span text:style-name="T6_222"><text:s/></text:span><text:span text:style-name="T6_223">właśnie</text:span><text:span text:style-name="T6_224"><text:s/></text:span><text:span text:style-name="T6_225">odbywa</text:span><text:span text:style-name="T6_226"><text:s/></text:span><text:span text:style-name="T6_227">się</text:span><text:span text:style-name="T6_228"><text:s/></text:span><text:span text:style-name="T6_229">tam</text:span><text:span text:style-name="T6_230"><text:s/></text:span><text:span text:style-name="T6_231">święto</text:span><text:span text:style-name="T6_232">.<text:s/></text:span><text:span text:style-name="T6_233">Tak</text:span><text:span text:style-name="T6_234"><text:s/></text:span><text:span text:style-name="T6_235">więc</text:span><text:span text:style-name="T6_236"><text:s/></text:span><text:span text:style-name="T6_237">Storm</text:span><text:span text:style-name="T6_238"><text:s/></text:span><text:span text:style-name="T6_239">razem</text:span><text:span text:style-name="T6_240"><text:s/></text:span><text:span text:style-name="T6_241">ze</text:span><text:span text:style-name="T6_242"><text:s/></text:span><text:span text:style-name="T6_243">swoją</text:span><text:span text:style-name="T6_244"><text:s/></text:span><text:span text:style-name="T6_245">siostrą</text:span><text:span text:style-name="T6_246"><text:s/></text:span><text:span text:style-name="T6_247">szwendają</text:span><text:span text:style-name="T6_248"><text:s/></text:span><text:span text:style-name="T6_249">się</text:span><text:span text:style-name="T6_250"><text:s/></text:span><text:span text:style-name="T6_251">po</text:span><text:span text:style-name="T6_252"><text:s/></text:span><text:span text:style-name="T6_253">ulicach</text:span><text:span text:style-name="T6_254"><text:s/></text:span><text:span text:style-name="T6_255">stolicy</text:span><text:span text:style-name="T6_256">,<text:s/></text:span><text:span text:style-name="T6_257">toczą</text:span><text:span text:style-name="T6_258"><text:s/></text:span><text:span text:style-name="T6_259">standardowe</text:span><text:span text:style-name="T6_260"><text:s/></text:span><text:span text:style-name="T6_261">wśród</text:span><text:span text:style-name="T6_262"><text:s/></text:span><text:span text:style-name="T6_263">rodzeństwa</text:span><text:span text:style-name="T6_264"><text:s/></text:span><text:span text:style-name="T6_265">potyczki</text:span><text:span text:style-name="T6_266"><text:s/></text:span><text:span text:style-name="T6_267">słowne</text:span><text:span text:style-name="T6_268"><text:s/></text:span><text:span text:style-name="T6_269">i</text:span><text:span text:style-name="T6_270"><text:s/></text:span><text:span text:style-name="T6_271">spotykają</text:span><text:span text:style-name="T6_272"><text:s/></text:span><text:span text:style-name="T6_273">znajome</text:span><text:span text:style-name="T6_274"><text:s/></text:span><text:span text:style-name="T6_275">kuce</text:span><text:span text:style-name="T6_276">.<text:s/></text:span><text:span text:style-name="T6_277">Właśnie</text:span><text:span text:style-name="T6_278"><text:s/></text:span><text:span text:style-name="T6_279">jedno</text:span><text:span text:style-name="T6_280"><text:s/></text:span><text:span text:style-name="T6_281">z</text:span><text:span text:style-name="T6_282"><text:s/></text:span><text:span text:style-name="T6_283">tych</text:span><text:span text:style-name="T6_284"><text:s/></text:span><text:span text:style-name="T6_285">ostatnich</text:span><text:span text:style-name="T6_286"><text:s/></text:span><text:span text:style-name="T6_287">wydarzeń</text:span><text:span text:style-name="T6_288"><text:s/></text:span><text:span text:style-name="T6_289">naprowadzi</text:span><text:span text:style-name="T6_290"><text:s/></text:span><text:span text:style-name="T6_291">je</text:span><text:span text:style-name="T6_292"><text:s/></text:span><text:span text:style-name="T6_293">na</text:span><text:span text:style-name="T6_294"><text:s/></text:span><text:span text:style-name="T6_295">trop</text:span><text:span text:style-name="T6_296"><text:s/></text:span><text:span text:style-name="T6_297">przygody</text:span><text:span text:style-name="T6_298">.<text:s/></text:span><text:span text:style-name="T6_299">Dowiedziawszy</text:span><text:span text:style-name="T6_300"><text:s/></text:span><text:span text:style-name="T6_301">się</text:span><text:span text:style-name="T6_302">,<text:s/></text:span><text:span text:style-name="T6_303">że</text:span><text:span text:style-name="T6_304"><text:s/></text:span><text:span text:style-name="T6_305">przyjaciółka</text:span><text:span text:style-name="T6_306"><text:s/></text:span><text:span text:style-name="T6_307">ich</text:span><text:span text:style-name="T6_308"><text:s/></text:span><text:span text:style-name="T6_309">rodziny</text:span><text:span text:style-name="T6_310">,<text:s/></text:span><text:span text:style-name="T6_311">niejaka</text:span><text:span text:style-name="T6_312"><text:s/></text:span><text:span text:style-name="T6_313">Lyra</text:span><text:span text:style-name="T6_314"><text:s/></text:span><text:span text:style-name="T6_315">Heartstrings</text:span><text:span text:style-name="T6_316">,<text:s/></text:span><text:span text:style-name="T6_317">od</text:span><text:span text:style-name="T6_318"><text:s/></text:span><text:span text:style-name="T6_319">dłuższego</text:span><text:span text:style-name="T6_320"><text:s/></text:span><text:span text:style-name="T6_321">czasu</text:span><text:span text:style-name="T6_322"><text:s/></text:span><text:span text:style-name="T6_323">nie</text:span><text:span text:style-name="T6_324"><text:s/></text:span><text:span text:style-name="T6_325">może</text:span><text:span text:style-name="T6_326"><text:s/></text:span><text:span text:style-name="T6_327">się</text:span><text:span text:style-name="T6_328"><text:s/></text:span><text:span text:style-name="T6_329">znaleźć</text:span><text:span text:style-name="T6_330">,<text:s/></text:span><text:span text:style-name="T6_331">postanawiają</text:span><text:span text:style-name="T6_332"><text:s/></text:span><text:span text:style-name="T6_333">pomóc</text:span><text:span text:style-name="T6_334"><text:s/></text:span><text:span text:style-name="T6_335">jej</text:span><text:span text:style-name="T6_336"><text:s/></text:span><text:span text:style-name="T6_337">zmartwionemu</text:span><text:span text:style-name="T6_338"><text:s/></text:span><text:span text:style-name="T6_339">ojcu</text:span><text:span text:style-name="T6_340"><text:s/></text:span><text:span text:style-name="T6_341">i</text:span><text:span text:style-name="T6_342"><text:s/></text:span><text:span text:style-name="T6_343">odszukać</text:span><text:span text:style-name="T6_344"><text:s/></text:span><text:span text:style-name="T6_345">słynącą</text:span><text:span text:style-name="T6_346"><text:s/></text:span><text:span text:style-name="T6_347">ze</text:span><text:span text:style-name="T6_348"><text:s/></text:span><text:span text:style-name="T6_349">skłonności</text:span><text:span text:style-name="T6_350"><text:s/></text:span><text:span text:style-name="T6_351">do</text:span><text:span text:style-name="T6_352"><text:s/></text:span><text:span text:style-name="T6_353">imprezowania</text:span><text:span text:style-name="T6_354"><text:s/></text:span><text:span text:style-name="T6_355">zgubę</text:span><text:span text:style-name="T6_356">.<text:s/></text:span><text:span text:style-name="T6_357">Oczywiście</text:span><text:span text:style-name="T6_358"><text:s/></text:span><text:span text:style-name="T6_359">w</text:span><text:span text:style-name="T6_360"><text:s/></text:span><text:span text:style-name="T6_361">końcu</text:span><text:span text:style-name="T6_362"><text:s/></text:span><text:span text:style-name="T6_363">ją</text:span><text:span text:style-name="T6_364"><text:s/></text:span><text:span text:style-name="T6_365">odnajdują</text:span><text:span text:style-name="T6_366">,<text:s/></text:span><text:span text:style-name="T6_367">ale</text:span><text:span text:style-name="T6_368"><text:s/></text:span><text:span text:style-name="T6_369">wcześniej</text:span><text:span text:style-name="T6_370">…<text:s/></text:span><text:span text:style-name="T6_371">cóż</text:span><text:span text:style-name="T6_372">,<text:s/></text:span><text:span text:style-name="T6_373">tu</text:span><text:span text:style-name="T6_374"><text:s/></text:span><text:span text:style-name="T6_375">już</text:span><text:span text:style-name="T6_376"><text:s/></text:span><text:span text:style-name="T6_377">tradycyjnie</text:span><text:span text:style-name="T6_378"><text:s/></text:span><text:span text:style-name="T6_379">zostawię</text:span><text:span text:style-name="T6_380"><text:s/></text:span><text:span text:style-name="T6_381">Was</text:span><text:span text:style-name="T6_382"><text:s/></text:span><text:span text:style-name="T6_383">w</text:span><text:span text:style-name="T6_384"><text:s/></text:span><text:span text:style-name="T6_385">świadomej</text:span><text:span text:style-name="T6_386"><text:s/></text:span><text:span text:style-name="T6_387">niewiedzy</text:span><text:span text:style-name="T6_388"><text:s/>–<text:s/></text:span><text:span text:style-name="T6_389">mam</text:span><text:span text:style-name="T6_390"><text:s/></text:span><text:span text:style-name="T6_391">nadzieję</text:span><text:span text:style-name="T6_392">,<text:s/></text:span><text:span text:style-name="T6_393">że</text:span><text:span text:style-name="T6_394"><text:s/></text:span><text:span text:style-name="T6_395">doczytacie</text:span><text:span text:style-name="T6_396"><text:s/></text:span><text:span text:style-name="T6_397">sami</text:span><text:span text:style-name="T6_398">.</text:span></text:p>
      <text:p text:style-name="P7"><text:span text:style-name="T7_1">Trudno</text:span><text:span text:style-name="T7_2"><text:s/></text:span><text:span text:style-name="T7_3">jest</text:span><text:span text:style-name="T7_4"><text:s/></text:span><text:span text:style-name="T7_5">nie</text:span><text:span text:style-name="T7_6"><text:s/></text:span><text:span text:style-name="T7_7">podziwiać</text:span><text:span text:style-name="T7_8"><text:s/></text:span><text:span text:style-name="T7_9">autora</text:span><text:span text:style-name="T7_10">,<text:s/></text:span><text:span text:style-name="T7_11">który</text:span><text:span text:style-name="T7_12"><text:s/></text:span><text:span text:style-name="T7_13">wspaniale</text:span><text:span text:style-name="T7_14"><text:s/></text:span><text:span text:style-name="T7_15">rozwija</text:span><text:span text:style-name="T7_16"><text:s/></text:span><text:span text:style-name="T7_17">wykreowany</text:span><text:span text:style-name="T7_18"><text:s/></text:span><text:span text:style-name="T7_19">przez</text:span><text:span text:style-name="T7_20"><text:s/></text:span><text:span text:style-name="T7_21">siebie</text:span><text:span text:style-name="T7_22"><text:s/></text:span><text:span text:style-name="T7_23">świat</text:span><text:span text:style-name="T7_24">.<text:s/></text:span><text:span text:style-name="T7_25">Jest</text:span><text:span text:style-name="T7_26"><text:s/></text:span><text:span text:style-name="T7_27">w</text:span><text:span text:style-name="T7_28"><text:s/></text:span><text:span text:style-name="T7_29">tym</text:span><text:span text:style-name="T7_30"><text:s/></text:span><text:span text:style-name="T7_31">na</text:span><text:span text:style-name="T7_32"><text:s/></text:span><text:span text:style-name="T7_33">tyle</text:span><text:span text:style-name="T7_34"><text:s/></text:span><text:span text:style-name="T7_35">dobry</text:span><text:span text:style-name="T7_36">,<text:s/></text:span><text:span text:style-name="T7_37">iż</text:span><text:span text:style-name="T7_38"><text:s/></text:span><text:span text:style-name="T7_39">czasami</text:span><text:span text:style-name="T7_40"><text:s/></text:span><text:span text:style-name="T7_41">czytelnik</text:span><text:span text:style-name="T7_42"><text:s/></text:span><text:span text:style-name="T7_43">wręcz</text:span><text:span text:style-name="T7_44"><text:s/></text:span><text:span text:style-name="T7_45">chętniej</text:span><text:span text:style-name="T7_46"><text:s/></text:span><text:span text:style-name="T7_47">sięga</text:span><text:span text:style-name="T7_48"><text:s/></text:span><text:span text:style-name="T7_49">po</text:span><text:span text:style-name="T7_50"><text:s/></text:span><text:span text:style-name="T7_51">wątki</text:span><text:span text:style-name="T7_52"><text:s/></text:span><text:span text:style-name="T7_53">bohaterów</text:span><text:span text:style-name="T7_54"><text:s/></text:span><text:span text:style-name="T7_55">pobocznych</text:span><text:span text:style-name="T7_56">,<text:s/></text:span><text:span text:style-name="T7_57">bo</text:span><text:span text:style-name="T7_58"><text:s/></text:span><text:span text:style-name="T7_59">ile</text:span><text:span text:style-name="T7_60"><text:s/></text:span><text:span text:style-name="T7_61">w</text:span><text:span text:style-name="T7_62"><text:s/></text:span><text:span text:style-name="T7_63">końcu</text:span><text:span text:style-name="T7_64"><text:s/></text:span><text:span text:style-name="T7_65">można</text:span><text:span text:style-name="T7_66"><text:s/></text:span><text:span text:style-name="T7_67">czytać</text:span><text:span text:style-name="T7_68"><text:s/></text:span><text:span text:style-name="T7_69">o</text:span><text:span text:style-name="T7_70"><text:s/></text:span><text:span text:style-name="T7_71">bzykaniu</text:span><text:span text:style-name="T7_72">?<text:s/></text:span><text:span text:style-name="T7_73">Na</text:span><text:span text:style-name="T7_74"><text:s/></text:span><text:span text:style-name="T7_75">szczęście</text:span><text:span text:style-name="T7_76"><text:s/></text:span><text:span text:style-name="T7_77">Storm</text:span><text:span text:style-name="T7_78"><text:s/></text:span><text:span text:style-name="T7_79">i</text:span><text:span text:style-name="T7_80"><text:s/></text:span><text:span text:style-name="T7_81">Star</text:span><text:span text:style-name="T7_82"><text:s/></text:span><text:span text:style-name="T7_83">mają</text:span><text:span text:style-name="T7_84"><text:s/></text:span><text:span text:style-name="T7_85">do</text:span><text:span text:style-name="T7_86"><text:s/></text:span><text:span text:style-name="T7_87">tego</text:span><text:span text:style-name="T7_88"><text:s/></text:span><text:span text:style-name="T7_89">zagadnienia</text:span><text:span text:style-name="T7_90"><text:s/></text:span><text:span text:style-name="T7_91">podejście</text:span><text:span text:style-name="T7_92"><text:s/></text:span><text:span text:style-name="T7_93">nieco</text:span><text:span text:style-name="T7_94">…<text:s/></text:span><text:span text:style-name="T7_95">subtelniejsze</text:span><text:span text:style-name="T7_96"><text:s/></text:span><text:span text:style-name="T7_97">niż</text:span><text:span text:style-name="T7_98"><text:s/></text:span><text:span text:style-name="T7_99">ich</text:span><text:span text:style-name="T7_100"><text:s/></text:span><text:span text:style-name="T7_101">bardziej</text:span><text:span text:style-name="T7_102"><text:s/></text:span><text:span text:style-name="T7_103">znana</text:span><text:span text:style-name="T7_104"><text:s/></text:span><text:span text:style-name="T7_105">kuzynka</text:span><text:span text:style-name="T7_106">.<text:s/></text:span><text:span text:style-name="T7_107">Nie</text:span><text:span text:style-name="T7_108"><text:s/></text:span><text:span text:style-name="T7_109">oznacza</text:span><text:span text:style-name="T7_110"><text:s/></text:span><text:span text:style-name="T7_111">to</text:span><text:span text:style-name="T7_112"><text:s/></text:span><text:span text:style-name="T7_113">oczywiście</text:span><text:span text:style-name="T7_114">,<text:s/></text:span><text:span text:style-name="T7_115">iż</text:span><text:span text:style-name="T7_116"><text:s/></text:span><text:span text:style-name="T7_117">są</text:span><text:span text:style-name="T7_118"><text:s/></text:span><text:span text:style-name="T7_119">to</text:span><text:span text:style-name="T7_120"><text:s/></text:span><text:span text:style-name="T7_121">postacie</text:span><text:span text:style-name="T7_122"><text:s/></text:span><text:span text:style-name="T7_123">gorsze</text:span><text:span text:style-name="T7_124">,<text:s/></text:span><text:span text:style-name="T7_125">a</text:span><text:span text:style-name="T7_126"><text:s/></text:span><text:span text:style-name="T7_127">wręcz</text:span><text:span text:style-name="T7_128"><text:s/></text:span><text:span text:style-name="T7_129">przeciwnie</text:span><text:span text:style-name="T7_130">.<text:s/></text:span><text:span text:style-name="T7_131">Na</text:span><text:span text:style-name="T7_132"><text:s/></text:span><text:span text:style-name="T7_133">niezbyt</text:span><text:span text:style-name="T7_134"><text:s/></text:span><text:span text:style-name="T7_135">wielu</text:span><text:span text:style-name="T7_136"><text:s/></text:span><text:span text:style-name="T7_137">stronach</text:span><text:span text:style-name="T7_138"><text:s/></text:span><text:span text:style-name="T7_139">autor</text:span><text:span text:style-name="T7_140"><text:s/></text:span><text:span text:style-name="T7_141">dał</text:span><text:span text:style-name="T7_142"><text:s/></text:span><text:span text:style-name="T7_143">bohaterkom</text:span><text:span text:style-name="T7_144"><text:s/></text:span><text:span text:style-name="T7_145">kompletną</text:span><text:span text:style-name="T7_146"><text:s/></text:span><text:span text:style-name="T7_147">osobowość</text:span><text:span text:style-name="T7_148">,<text:s/></text:span><text:span text:style-name="T7_149">pełnokrwiste</text:span><text:span text:style-name="T7_150"><text:s/></text:span><text:span text:style-name="T7_151">charaktery</text:span><text:span text:style-name="T7_152"><text:s/></text:span><text:span text:style-name="T7_153">i</text:span><text:span text:style-name="T7_154"><text:s/></text:span><text:span text:style-name="T7_155">jednocześnie</text:span><text:span text:style-name="T7_156"><text:s/></text:span><text:span text:style-name="T7_157">pokazał</text:span><text:span text:style-name="T7_158"><text:s/></text:span><text:span text:style-name="T7_159">ich</text:span><text:span text:style-name="T7_160"><text:s/></text:span><text:span text:style-name="T7_161">rodzinną</text:span><text:span text:style-name="T7_162"><text:s/></text:span><text:span text:style-name="T7_163">bliskość</text:span><text:span text:style-name="T7_164">,<text:s/></text:span><text:span text:style-name="T7_165">jak</text:span><text:span text:style-name="T7_166"><text:s/></text:span><text:span text:style-name="T7_167">i</text:span><text:span text:style-name="T7_168"><text:s/></text:span><text:span text:style-name="T7_169">doskonale</text:span><text:span text:style-name="T7_170"><text:s/></text:span><text:span text:style-name="T7_171">odmalował</text:span><text:span text:style-name="T7_172"><text:s/></text:span><text:span text:style-name="T7_173">wszystko</text:span><text:span text:style-name="T7_174"><text:s/></text:span><text:span text:style-name="T7_175">to</text:span><text:span text:style-name="T7_176">,<text:s/></text:span><text:span text:style-name="T7_177">co</text:span><text:span text:style-name="T7_178"><text:s/></text:span><text:span text:style-name="T7_179">je</text:span><text:span text:style-name="T7_180"><text:s/></text:span><text:span text:style-name="T7_181">od</text:span><text:span text:style-name="T7_182"><text:s/></text:span><text:span text:style-name="T7_183">siebie</text:span><text:span text:style-name="T7_184"><text:s/></text:span><text:span text:style-name="T7_185">odróżnia</text:span><text:span text:style-name="T7_186">.<text:s/></text:span><text:span text:style-name="T7_187">A</text:span><text:span text:style-name="T7_188"><text:s/></text:span><text:span text:style-name="T7_189">trochę</text:span><text:span text:style-name="T7_190"><text:s/></text:span><text:span text:style-name="T7_191">tego</text:span><text:span text:style-name="T7_192"><text:s/></text:span><text:span text:style-name="T7_193">jest</text:span><text:span text:style-name="T7_194">…</text:span></text:p>
      <text:p text:style-name="P8"><text:span text:style-name="T8_1">Zdecydowanie</text:span><text:span text:style-name="T8_2"><text:s/></text:span><text:span text:style-name="T8_3">polecam</text:span><text:span text:style-name="T8_4"><text:s/></text:span><text:span text:style-name="T8_5">to</text:span><text:span text:style-name="T8_6"><text:s/></text:span><text:span text:style-name="T8_7">opowiadanie</text:span><text:span text:style-name="T8_8"><text:s/></text:span><text:span text:style-name="T8_9">każdemu</text:span><text:span text:style-name="T8_10">,<text:s/></text:span><text:span text:style-name="T8_11">kto</text:span><text:span text:style-name="T8_12"><text:s/></text:span><text:span text:style-name="T8_13">dobrze</text:span><text:span text:style-name="T8_14"><text:s/></text:span><text:span text:style-name="T8_15">się</text:span><text:span text:style-name="T8_16"><text:s/></text:span><text:span text:style-name="T8_17">bawił</text:span><text:span text:style-name="T8_18"><text:s/></text:span><text:span text:style-name="T8_19">przy</text:span><text:span text:style-name="T8_20"><text:s/></text:span><text:span text:style-name="T8_21">innych</text:span><text:span text:style-name="T8_22"><text:s/></text:span><text:span text:style-name="T8_23">tekstach</text:span><text:span text:style-name="T8_24"><text:s/></text:span><text:span text:style-name="T8_25">z</text:span><text:span text:style-name="T8_26"><text:s/></text:span><text:span text:style-name="T8_27">tej</text:span><text:span text:style-name="T8_28"><text:s/></text:span><text:span text:style-name="T8_29">serii</text:span><text:span text:style-name="T8_30">.<text:s/></text:span><text:span text:style-name="T8_31">Jest</text:span><text:span text:style-name="T8_32"><text:s/></text:span><text:span text:style-name="T8_33">nieco</text:span><text:span text:style-name="T8_34"><text:s/></text:span><text:span text:style-name="T8_35">odmienne</text:span><text:span text:style-name="T8_36">,<text:s/></text:span><text:span text:style-name="T8_37">co</text:span><text:span text:style-name="T8_38"><text:s/></text:span><text:span text:style-name="T8_39">absolutnie</text:span><text:span text:style-name="T8_40"><text:s/></text:span><text:span text:style-name="T8_41">nie</text:span><text:span text:style-name="T8_42"><text:s/></text:span><text:span text:style-name="T8_43">czyni</text:span><text:span text:style-name="T8_44"><text:s/></text:span><text:span text:style-name="T8_45">go</text:span><text:span text:style-name="T8_46"><text:s/></text:span><text:span text:style-name="T8_47">to</text:span><text:span text:style-name="T8_48"><text:s/></text:span><text:span text:style-name="T8_49">słabszym</text:span><text:span text:style-name="T8_50">,<text:s/></text:span><text:span text:style-name="T8_51">a</text:span><text:span text:style-name="T8_52"><text:s/></text:span><text:span text:style-name="T8_53">naprawdę</text:span><text:span text:style-name="T8_54"><text:s/></text:span><text:span text:style-name="T8_55">warto</text:span><text:span text:style-name="T8_56"><text:s/></text:span><text:span text:style-name="T8_57">się</text:span><text:span text:style-name="T8_58"><text:s/></text:span><text:span text:style-name="T8_59">przyjrzeć</text:span><text:span text:style-name="T8_60">,<text:s/></text:span><text:span text:style-name="T8_61">jak</text:span><text:span text:style-name="T8_62"><text:s/></text:span><text:span text:style-name="T8_63">wspaniale</text:span><text:span text:style-name="T8_64"><text:s/></text:span><text:span text:style-name="T8_65">autor</text:span><text:span text:style-name="T8_66"><text:s/></text:span><text:span text:style-name="T8_67">kreuje</text:span><text:span text:style-name="T8_68"><text:s/></text:span><text:span text:style-name="T8_69">kolejne</text:span><text:span text:style-name="T8_70"><text:s/></text:span><text:span text:style-name="T8_71">postacie</text:span><text:span text:style-name="T8_72"><text:s/></text:span><text:span text:style-name="T8_73">z</text:span><text:span text:style-name="T8_74"><text:s/></text:span><text:span text:style-name="T8_75">rodu</text:span><text:span text:style-name="T8_76"><text:s/></text:span><text:span text:style-name="T8_77">Kicker</text:span><text:span text:style-name="T8_78">.<text:s/></text:span><text:span text:style-name="T8_79">Dla</text:span><text:span text:style-name="T8_80"><text:s/></text:span><text:span text:style-name="T8_81">fanów</text:span><text:span text:style-name="T8_82"><text:s/></text:span><text:span text:style-name="T8_83">Winningverse</text:span><text:span text:style-name="T8_84"><text:s/></text:span><text:span text:style-name="T8_85">pozycja</text:span><text:span text:style-name="T8_86"><text:s/></text:span><text:span text:style-name="T8_87">obowiązkowa</text:span><text:span text:style-name="T8_88">.<text:s/>9/10</text:span></text:p>
      <text:p text:style-name="P9"><text:span text:style-name="T9_1">Link</text:span><text:span text:style-name="T9_2"><text:s/></text:span><text:span text:style-name="T9_3">do</text:span><text:span text:style-name="T9_4"><text:s/></text:span><text:span text:style-name="T9_5">obrazka</text:span><text:span text:style-name="T9_6">:<text:s/></text:span><text:span text:style-name="T9_7"><text:a xlink:type="simple" xlink:href="http://cdn-img.fimfiction.net/story/zlkc-1432502371-127803-full"><text:span text:style-name="T9_8">http</text:span></text:a></text:span><text:span text:style-name="T9_9"><text:a xlink:type="simple" xlink:href="http://cdn-img.fimfiction.net/story/zlkc-1432502371-127803-full"><text:span text:style-name="T9_10">://</text:span></text:a></text:span><text:span text:style-name="T9_11"><text:a xlink:type="simple" xlink:href="http://cdn-img.fimfiction.net/story/zlkc-1432502371-127803-full"><text:span text:style-name="T9_12">cdn</text:span></text:a></text:span><text:span text:style-name="T9_13"><text:a xlink:type="simple" xlink:href="http://cdn-img.fimfiction.net/story/zlkc-1432502371-127803-full"><text:span text:style-name="T9_14">-</text:span></text:a></text:span><text:span text:style-name="T9_15"><text:a xlink:type="simple" xlink:href="http://cdn-img.fimfiction.net/story/zlkc-1432502371-127803-full"><text:span text:style-name="T9_16">img</text:span></text:a></text:span><text:span text:style-name="T9_17"><text:a xlink:type="simple" xlink:href="http://cdn-img.fimfiction.net/story/zlkc-1432502371-127803-full"><text:span text:style-name="T9_18">.</text:span></text:a></text:span><text:span text:style-name="T9_19"><text:a xlink:type="simple" xlink:href="http://cdn-img.fimfiction.net/story/zlkc-1432502371-127803-full"><text:span text:style-name="T9_20">fimfiction</text:span></text:a></text:span><text:span text:style-name="T9_21"><text:a xlink:type="simple" xlink:href="http://cdn-img.fimfiction.net/story/zlkc-1432502371-127803-full"><text:span text:style-name="T9_22">.</text:span></text:a></text:span><text:span text:style-name="T9_23"><text:a xlink:type="simple" xlink:href="http://cdn-img.fimfiction.net/story/zlkc-1432502371-127803-full"><text:span text:style-name="T9_24">net</text:span></text:a></text:span><text:span text:style-name="T9_25"><text:a xlink:type="simple" xlink:href="http://cdn-img.fimfiction.net/story/zlkc-1432502371-127803-full"><text:span text:style-name="T9_26">/</text:span></text:a></text:span><text:span text:style-name="T9_27"><text:a xlink:type="simple" xlink:href="http://cdn-img.fimfiction.net/story/zlkc-1432502371-127803-full"><text:span text:style-name="T9_28">story</text:span></text:a></text:span><text:span text:style-name="T9_29"><text:a xlink:type="simple" xlink:href="http://cdn-img.fimfiction.net/story/zlkc-1432502371-127803-full"><text:span text:style-name="T9_30">/</text:span></text:a></text:span><text:span text:style-name="T9_31"><text:a xlink:type="simple" xlink:href="http://cdn-img.fimfiction.net/story/zlkc-1432502371-127803-full"><text:span text:style-name="T9_32">zlkc</text:span></text:a></text:span><text:span text:style-name="T9_33"><text:a xlink:type="simple" xlink:href="http://cdn-img.fimfiction.net/story/zlkc-1432502371-127803-full"><text:span text:style-name="T9_34">-1432502371-127803-</text:span></text:a></text:span><text:span text:style-name="T9_35"><text:a xlink:type="simple" xlink:href="http://cdn-img.fimfiction.net/story/zlkc-1432502371-127803-full"><text:span text:style-name="T9_36">full</text:span></text:a></text:span></text:p>
      <text:p text:style-name="P10"><text:span text:style-name="T10_1">Link</text:span><text:span text:style-name="T10_2"><text:s/></text:span><text:span text:style-name="T10_3">do</text:span><text:span text:style-name="T10_4"><text:s/></text:span><text:span text:style-name="T10_5">źródła</text:span><text:span text:style-name="T10_6">:<text:s/></text:span><text:span text:style-name="T10_7"><text:a xlink:type="simple" xlink:href="http://inuhoshi-to-darkpen.deviantart.com/"><text:span text:style-name="T10_8">http</text:span></text:a></text:span><text:span text:style-name="T10_9"><text:a xlink:type="simple" xlink:href="http://inuhoshi-to-darkpen.deviantart.com/"><text:span text:style-name="T10_10">://</text:span></text:a></text:span><text:span text:style-name="T10_11"><text:a xlink:type="simple" xlink:href="http://inuhoshi-to-darkpen.deviantart.com/"><text:span text:style-name="T10_12">inuhoshi</text:span></text:a></text:span><text:span text:style-name="T10_13"><text:a xlink:type="simple" xlink:href="http://inuhoshi-to-darkpen.deviantart.com/"><text:span text:style-name="T10_14">-</text:span></text:a></text:span><text:span text:style-name="T10_15"><text:a xlink:type="simple" xlink:href="http://inuhoshi-to-darkpen.deviantart.com/"><text:span text:style-name="T10_16">to</text:span></text:a></text:span><text:span text:style-name="T10_17"><text:a xlink:type="simple" xlink:href="http://inuhoshi-to-darkpen.deviantart.com/"><text:span text:style-name="T10_18">-</text:span></text:a></text:span><text:span text:style-name="T10_19"><text:a xlink:type="simple" xlink:href="http://inuhoshi-to-darkpen.deviantart.com/"><text:span text:style-name="T10_20">darkpen</text:span></text:a></text:span><text:span text:style-name="T10_21"><text:a xlink:type="simple" xlink:href="http://inuhoshi-to-darkpen.deviantart.com/"><text:span text:style-name="T10_22">.</text:span></text:a></text:span><text:span text:style-name="T10_23"><text:a xlink:type="simple" xlink:href="http://inuhoshi-to-darkpen.deviantart.com/"><text:span text:style-name="T10_24">deviantart</text:span></text:a></text:span><text:span text:style-name="T10_25"><text:a xlink:type="simple" xlink:href="http://inuhoshi-to-darkpen.deviantart.com/"><text:span text:style-name="T10_26">.</text:span></text:a></text:span><text:span text:style-name="T10_27"><text:a xlink:type="simple" xlink:href="http://inuhoshi-to-darkpen.deviantart.com/"><text:span text:style-name="T10_28">com</text:span></text:a></text:span><text:span text:style-name="T10_29"><text:a xlink:type="simple" xlink:href="http://inuhoshi-to-darkpen.deviantart.com/"><text:span text:style-name="T10_30">/</text:span></text:a></text:span><text:span text:style-name="T10_31"><text:s/>(</text:span><text:span text:style-name="T10_32">albo</text:span><text:span text:style-name="T10_33"><text:s/></text:span><text:span text:style-name="T10_34">jestem</text:span><text:span text:style-name="T10_35"><text:s/></text:span><text:span text:style-name="T10_36">ślepy</text:span><text:span text:style-name="T10_37"><text:s/></text:span><text:span text:style-name="T10_38">albo</text:span><text:span text:style-name="T10_39"><text:s/></text:span><text:span text:style-name="T10_40">tego</text:span><text:span text:style-name="T10_41"><text:s/></text:span><text:span text:style-name="T10_42">obrazka</text:span><text:span text:style-name="T10_43"><text:s/></text:span><text:span text:style-name="T10_44">na</text:span><text:span text:style-name="T10_45"><text:s/></text:span><text:span text:style-name="T10_46">stronie</text:span><text:span text:style-name="T10_47"><text:s/></text:span><text:span text:style-name="T10_48">nie</text:span><text:span text:style-name="T10_49"><text:s/></text:span><text:span text:style-name="T10_50">ma</text:span><text:span text:style-name="T10_51"><text:s/>–<text:s/></text:span><text:span text:style-name="T10_52">jednak</text:span><text:span text:style-name="T10_53"><text:s/></text:span><text:span text:style-name="T10_54">to</text:span><text:span text:style-name="T10_55"><text:s/></text:span><text:span text:style-name="T10_56">na</text:span><text:span text:style-name="T10_57"><text:s/></text:span><text:span text:style-name="T10_58">bank</text:span><text:span text:style-name="T10_59"><text:s/></text:span><text:span text:style-name="T10_60">Inuhoshi</text:span><text:span text:style-name="T10_61">-</text:span><text:span text:style-name="T10_62">to</text:span><text:span text:style-name="T10_63">-</text:span><text:span text:style-name="T10_64">Darkpen</text:span><text:span text:style-name="T10_65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